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949" officeooo:paragraph-rsid="001f29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link for Elevator Pitch team project video (SEFP)</text:p>
      <text:p text:style-name="P1"/>
      <text:p text:style-name="P1">https://drive.google.com/a/iiits.in/file/d/0B4CzG7SD01kxRG5HYUhIVmhpUjQ/view?ts=560825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4:15:28.536489846</meta:creation-date>
    <dc:date>2015-09-28T14:17:57.318519204</dc:date>
    <meta:editing-duration>P0D</meta:editing-duration>
    <meta:editing-cycles>1</meta:editing-cycles>
    <meta:document-statistic meta:table-count="0" meta:image-count="0" meta:object-count="0" meta:page-count="1" meta:paragraph-count="2" meta:word-count="12" meta:character-count="147" meta:non-whitespace-character-count="137"/>
    <meta:generator>LibreOffice/4.2.8.2$Linux_x86 LibreOffice_project/420m0$Build-2</meta:generator>
  </office:meta>
</office:document-meta>
</file>